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2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2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4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4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4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8H49M00S">
            <text:p>08:49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08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02T14:08:30.50</dc:date>
    <dc:creator>Kevin Kentie</dc:creator>
    <meta:editing-duration>PT11H5M26S</meta:editing-duration>
    <meta:editing-cycles>15</meta:editing-cycles>
    <meta:generator>OpenOffice/4.0.1$Win32 OpenOffice.org_project/401m5$Build-9714</meta:generator>
    <meta:document-statistic meta:table-count="3" meta:cell-count="334" meta:object-count="0"/>
  </office:meta>
</office:document-meta>
</file>